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d8a" officeooo:paragraph-rsid="0018f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G amar ra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0:46:52.029658386</meta:creation-date>
    <dc:date>2018-07-30T20:47:46.473582645</dc:date>
    <meta:editing-duration>PT55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4.5.1$Linux_X86_64 LibreOffice_project/40m0$Build-1</meta:generator>
  </office:meta>
</office:document-meta>
</file>